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42753" officeooo:paragraph-rsid="00142753"/>
    </style:style>
    <style:style style:name="P17" style:family="paragraph" style:parent-style-name="Standard">
      <style:text-properties officeooo:rsid="0019f402" officeooo:paragraph-rsid="0019f402"/>
    </style:style>
    <style:style style:name="P18" style:family="paragraph" style:parent-style-name="Standard">
      <style:text-properties officeooo:rsid="0019f402" officeooo:paragraph-rsid="001c095a"/>
    </style:style>
    <style:style style:name="P19" style:family="paragraph" style:parent-style-name="Standard">
      <style:text-properties officeooo:rsid="001c095a" officeooo:paragraph-rsid="001c095a"/>
    </style:style>
    <style:style style:name="P20" style:family="paragraph" style:parent-style-name="Standard">
      <style:text-properties officeooo:rsid="001cc942" officeooo:paragraph-rsid="001cc942"/>
    </style:style>
    <style:style style:name="P21" style:family="paragraph" style:parent-style-name="Standard">
      <style:text-properties officeooo:rsid="001d767a" officeooo:paragraph-rsid="001d767a"/>
    </style:style>
    <style:style style:name="P22" style:family="paragraph" style:parent-style-name="Standard">
      <style:text-properties officeooo:rsid="00200ec3" officeooo:paragraph-rsid="00200ec3"/>
    </style:style>
    <style:style style:name="P23" style:family="paragraph" style:parent-style-name="Standard">
      <style:text-properties officeooo:rsid="0021f2b8" officeooo:paragraph-rsid="0021f2b8"/>
    </style:style>
    <style:style style:name="P24" style:family="paragraph" style:parent-style-name="Standard">
      <style:text-properties officeooo:rsid="002409a4" officeooo:paragraph-rsid="002409a4"/>
    </style:style>
    <style:style style:name="P25" style:family="paragraph" style:parent-style-name="Standard">
      <style:text-properties officeooo:rsid="00255736" officeooo:paragraph-rsid="00255736"/>
    </style:style>
    <style:style style:name="P26" style:family="paragraph" style:parent-style-name="Standard">
      <style:text-properties officeooo:rsid="00263c9b" officeooo:paragraph-rsid="00263c9b"/>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1">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1"/>
      <text:p text:style-name="P21">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1"/>
      <text:p text:style-name="P21">Quentin was laying around the stone, having been hurled there, water gurgled around his head and feet. </text:p>
      <text:p text:style-name="P21"/>
      <text:p text:style-name="P21">Thella had found herself against him when her brain has time to understand what had happened <text:span text:style-name="T15">only to find him unconscious. </text:span></text:p>
      <text:p text:style-name="P15"/>
      <text:p text:style-name="P17">Thella <text:span text:style-name="T16">moved</text:span> to embrace the older man, but stopped in mid stride, her voice breaking, “Uncle, I was so worried. The boat broke up. I don't know where the other man went. And… Are you sure you're ok?” She asked, reaching out a hand. </text:p>
      <text:p text:style-name="P17"/>
      <text:p text:style-name="P17"><text:soft-page-break/>His thin hands met hers, but when he went to straighten, his entire body shuddered and he let out a moan and clutched his chest. “Oh...” He pulled away his hands and checked underneath his waterlogged shirt. “Thats not good.”</text:p>
      <text:p text:style-name="P17"/>
      <text:p text:style-name="P17">Thella ran to his side. “Is there anything I can do?” She asked. </text:p>
      <text:p text:style-name="P17"/>
      <text:p text:style-name="P17">But he planted on foot on the rock infront of him, and with an inelegant grunt, forced himself to his feet, even without her help. <text:span text:style-name="T13">Thella could tell he was hurting. But he got to his feet despite the pain.</text:span></text:p>
      <text:p text:style-name="P17"/>
      <text:p text:style-name="P17">“Are…<text:span text:style-name="T14"> Are you sure you're ok? You could use the ointment?</text:span>”</text:p>
      <text:p text:style-name="P17"/>
      <text:p text:style-name="P19">Quentin shook his head and a sad smile ran across his face. </text:p>
      <text:p text:style-name="P19"/>
      <text:p text:style-name="P19">“No. Thats yours dear.” He surveyed the wrek. “Actually, did any of our equipment make it?” He asked, the smile turning to a slight frown. </text:p>
      <text:p text:style-name="P19"/>
      <text:p text:style-name="P19">Thella, lugged the heavy pack in front of him. “I found our pack. The things inside are wet but looked ok. The ointment is in there too.”</text:p>
      <text:p text:style-name="P19"/>
      <text:p text:style-name="P19">“And my book?”</text:p>
      <text:p text:style-name="P17"/>
      <text:p text:style-name="P17">“<text:span text:style-name="T14">Its there too.</text:span>” <text:span text:style-name="T14">She said, pushing to pack closer to him. </text:span></text:p>
      <text:p text:style-name="P17"/>
      <text:p text:style-name="P19">He winced and bent over, pulling out the leather bound book. </text:p>
      <text:p text:style-name="P19"/>
      <text:p text:style-name="P19">“Oh, the pages are wet. Ah...” He said, turning the book upside down, and let the leaves hang, running a finger through them. “Not a total loss. Maybe I'll have to re copy some things.”</text:p>
      <text:p text:style-name="P19"/>
      <text:p text:style-name="P19">“Thats good!” Thella said, trying to be positive. “But, what are we going to do now? The guide…”</text:p>
      <text:p text:style-name="P17"/>
      <text:p text:style-name="P18">“<text:span text:style-name="T14">He's probably on another island, or another part of this one.</text:span>” <text:span text:style-name="T14">Quentin said, lying. He walked over to Thella. She stared up at him and tried to smile. </text:span></text:p>
      <text:p text:style-name="P18"/>
      <text:p text:style-name="P18"><text:span text:style-name="T14">“Are you hurt?” He asked. </text:span></text:p>
      <text:p text:style-name="P18"/>
      <text:p text:style-name="P18"><text:span text:style-name="T14">“I don't feel so well. Im really cold.” She said. </text:span></text:p>
      <text:p text:style-name="P18"/>
      <text:p text:style-name="P18"><text:span text:style-name="T14">“Ill have to check the bandages after we find a safe place to sit for a moment.”</text:span></text:p>
      <text:p text:style-name="P18"/>
      <text:p text:style-name="P20">Thella shook her head. “I don't want to. I'm ok. I don't feel hurt.” She said, pulling away. </text:p>
      <text:p text:style-name="P20"/>
      <text:p text:style-name="P20">But he caught her hand and pulled her closer into a hug. “I'm glad youre safe Thella. But we still have to make sure everything is ok. And we have to keep on going. Alright?”</text:p>
      <text:p text:style-name="P20"/>
      <text:p text:style-name="P20">“Ok...” She mumbled. </text:p>
      <text:p text:style-name="P20"/>
      <text:p text:style-name="P20">They walked falteringly away from the wreckage towards the looming pine trees and into the island. </text:p>
      <text:p text:style-name="P18"/>
      <text:p text:style-name="P18"/>
      <text:p text:style-name="P22"><text:soft-page-break/>Thella held Quentin's hand, but her mind was far away. This was just another horrible thing that had happned because of her; the whole trip had been one disaster after another. </text:p>
      <text:p text:style-name="P22"/>
      <text:p text:style-name="P22">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2"/>
      <text:p text:style-name="P23">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3"/>
      <text:p text:style-name="P23">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3"/>
      <text:p text:style-name="P24">They had been badly burned but she hadn't felt anything. Thats when the bandages began, followed by the ointment. Then, when the villagers heard about it, the mask.</text:p>
      <text:p text:style-name="P24"/>
      <text:p text:style-name="P25">She hated the uncomfortable bandages. She hated Uncle having to put them on her. And she hated feeling helpless toward the whole thing. But at the same time there was something frightening and deeper to the disease. </text:p>
      <text:p text:style-name="P25"/>
      <text:p text:style-name="P25">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5"/>
      <text:p text:style-name="P26">And it was that which truly scared her, and why she had agreed to go on the trip in the first place, insomuch as Uncle would listen to her anyway. </text:p>
      <text:p text:style-name="P26"/>
      <text:p text:style-name="P26">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6"/>
      <text:p text:style-name="P26"/>
      <text:p text:style-name="P26"/>
      <text:p text:style-name="P23">“<text:span text:style-name="T19">Thella, </text:span>”</text:p>
      <text:p text:style-name="P23"/>
      <text:p text:style-name="P18"><text:span text:style-name="T14"><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07-11T22:58:55.052000000</dc:date>
    <meta:editing-duration>PT2H58M53S</meta:editing-duration>
    <meta:editing-cycles>27</meta:editing-cycles>
    <meta:generator>LibreOffice/5.0.5.2$Windows_X86_64 LibreOffice_project/55b006a02d247b5f7215fc6ea0fde844b30035b3</meta:generator>
    <meta:document-statistic meta:table-count="0" meta:image-count="0" meta:object-count="0" meta:page-count="9" meta:paragraph-count="137" meta:word-count="4239" meta:character-count="23184" meta:non-whitespace-character-count="18997"/>
  </office:meta>
</office:document-meta>
</file>